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size="16pt" style:text-underline-style="none" fo:font-weight="bold" officeooo:paragraph-rsid="0012eb44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2eb44"/>
    </style:style>
    <style:style style:name="P3" style:family="paragraph" style:parent-style-name="Standard">
      <style:paragraph-properties fo:text-align="start" style:justify-single-word="false"/>
      <style:text-properties officeooo:paragraph-rsid="0014e51f"/>
    </style:style>
    <style:style style:name="T1" style:family="text">
      <style:text-properties officeooo:rsid="0012eb44"/>
    </style:style>
    <style:style style:name="T2" style:family="text">
      <style:text-properties fo:font-variant="normal" fo:text-transform="none" fo:color="#000000" style:text-line-through-style="none" style:font-name="sans-serif" fo:font-size="9pt" fo:letter-spacing="normal" fo:font-style="normal" style:text-underline-style="none" fo:font-weight="normal" officeooo:rsid="0014e51f" style:text-blinking="false" fo:background-color="#ffffff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font-name="sans-serif" fo:font-size="12pt" fo:letter-spacing="normal" fo:font-style="normal" style:text-underline-style="none" fo:font-weight="normal" officeooo:rsid="0012eb44" style:text-blinking="false" fo:background-color="#fffff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2eb44" style:text-blinking="false" fo:background-color="#ffff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4e51f" style:text-blinking="false" fo:background-color="#ffffff" style:font-size-asian="12pt" style:font-weight-asian="normal" style:font-size-complex="12pt" style:font-weight-complex="normal"/>
    </style:style>
    <style:style style:name="T6" style:family="text">
      <style:text-properties fo:color="#000000" fo:font-size="12pt" style:text-underline-style="none" fo:font-weight="normal" officeooo:rsid="0012eb44" fo:background-color="transparent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 revolta da vacina ( zumbi) </text:span></text:p>
      <text:p text:style-name="P1"><text:span text:style-name="T1"/></text:p>
      <text:p text:style-name="P1"><text:span text:style-name="T1"/></text:p>
      <text:p text:style-name="P2"><text:span text:style-name="T6">Foi no ano de 1904 que tudo aconteceu. Na cidade do Rio de Janeiro abitavam vários zumbis que tinham uma doença chamada varíola, o governo federal observava isso com muito desespero pois não sabiam o que fazer. Até que um dia, o sanitarista Oswaldo cruz,</text:span><text:span text:style-name="T3"> </text:span><text:span text:style-name="T4">descobriu a vacina que daria a cura para a doença.</text:span></text:p>
      <text:p text:style-name="P2"><text:span text:style-name="T4">Ele conseguiu fazer com que o congresso aprovasse a ''lei da vacina obrigatória''. <text:s/>A campanha de vacinação obrigatória é colocada em prática em novembro de 1904. Embora seu objetivo fosse positivo, ela foi aplicada de forma autoritária e violenta. Em alguns casos, os agentes sanitários </text:span><text:span text:style-name="T5">procuravam, achavam </text:span><text:span text:style-name="T4">e vacinavam </text:span><text:span text:style-name="T5">os zumbis </text:span><text:span text:style-name="T4"><text:s/>à força, provocando revolta. </text:span></text:p>
      <text:p text:style-name="P3"><text:span text:style-name="T5">Eles tentavam fugir, porém o governo era mais forte, não os deixava escapar. Então os zumbis começaram a destruir as coisas da cidade, mas nada disso dava resultado a vacina continuava sendo obrigatória, eles começaram então a morder as pessoas, assim infectando -as também.</text:span></text:p>
      <text:p text:style-name="P3"><text:span text:style-name="T5">Os zumbis estavam ficando descontrolados, os sanitaristas aplicavam a vacina de uma forma totalmente banal, aplicavam nas partes intimas dos zumbis fêmeas. A cidade estava um caos, um verdadeiro “filme” onde só se via sangue e pessoas sendo transformadas em zumbis, o governo não sabia mais o que fazer.</text:span></text:p>
      <text:p text:style-name="P3"><text:span text:style-name="T5">Em busca da melhoria, o governo resolveu deportar os infectados para o Acre, e sendo assim, deixaram 30 mortos e 110 feridos e infectad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14:05:23.25</meta:creation-date>
    <dc:date>2013-09-05T14:37:01.53</dc:date>
    <meta:editing-duration>PT1M17S</meta:editing-duration>
    <meta:editing-cycles>1</meta:editing-cycles>
    <meta:document-statistic meta:table-count="0" meta:image-count="0" meta:object-count="0" meta:page-count="1" meta:paragraph-count="6" meta:word-count="233" meta:character-count="1409" meta:non-whitespace-character-count="1178"/>
    <meta:generator>LibreOffice/3.6$Windows_x86 LibreOffice_project/2ef5aff-a6fb0ff-166bdff-cf087ad-0f1389</meta:generator>
  </office:meta>
</office:document-meta>
</file>